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6c91" officeooo:paragraph-rsid="00196c91"/>
    </style:style>
    <style:style style:name="P2" style:family="paragraph" style:parent-style-name="Standard">
      <style:text-properties fo:font-size="12pt" officeooo:rsid="001ae8a1" officeooo:paragraph-rsid="001ae8a1" style:font-size-asian="12pt" style:font-size-complex="12pt"/>
    </style:style>
    <style:style style:name="P3" style:family="paragraph" style:parent-style-name="Standard">
      <style:text-properties fo:font-size="12pt" officeooo:rsid="001c75e2" officeooo:paragraph-rsid="001c75e2" style:font-size-asian="12pt" style:font-size-complex="12pt"/>
    </style:style>
    <style:style style:name="P4" style:family="paragraph" style:parent-style-name="Standard">
      <style:text-properties fo:font-size="12pt" officeooo:rsid="001c75e2" officeooo:paragraph-rsid="001c75e2" style:font-size-asian="10.5pt" style:font-size-complex="12pt"/>
    </style:style>
    <style:style style:name="P5" style:family="paragraph" style:parent-style-name="Standard">
      <style:text-properties fo:font-size="12pt" officeooo:rsid="001c75e2" officeooo:paragraph-rsid="001df8f4" style:font-size-asian="10.5pt" style:font-size-complex="12pt"/>
    </style:style>
    <style:style style:name="P6" style:family="paragraph" style:parent-style-name="Standard">
      <style:text-properties officeooo:paragraph-rsid="001c75e2"/>
    </style:style>
    <style:style style:name="P7" style:family="paragraph" style:parent-style-name="Standard">
      <style:text-properties fo:font-size="10pt" officeooo:rsid="001ae8a1" officeooo:paragraph-rsid="001ae8a1" style:font-size-asian="10pt" style:font-size-complex="10pt"/>
    </style:style>
    <style:style style:name="P8" style:family="paragraph" style:parent-style-name="Standard">
      <style:text-properties fo:font-size="10pt" officeooo:rsid="001ae8a1" officeooo:paragraph-rsid="001c75e2" style:font-size-asian="10pt" style:font-size-complex="10pt"/>
    </style:style>
    <style:style style:name="P9" style:family="paragraph" style:parent-style-name="Title" style:master-page-name="">
      <loext:graphic-properties draw:fill="none"/>
      <style:paragraph-properties fo:margin-left="0in" fo:margin-right="0in" fo:margin-top="0.1665in" fo:margin-bottom="0.0835in" loext:contextual-spacing="false" fo:text-align="center" style:justify-single-word="false" fo:text-indent="0in" style:auto-text-indent="false" style:page-number="auto" fo:background-color="transparent" fo:keep-with-next="always"/>
      <style:text-properties officeooo:rsid="00196c91" officeooo:paragraph-rsid="00196c91"/>
    </style:style>
    <style:style style:name="P10" style:family="paragraph" style:parent-style-name="Standard">
      <style:text-properties officeooo:rsid="0020f28c" officeooo:paragraph-rsid="0022a216"/>
    </style:style>
    <style:style style:name="P11" style:family="paragraph" style:parent-style-name="Standard">
      <style:text-properties fo:font-size="12pt" officeooo:rsid="001c75e2" officeooo:paragraph-rsid="001ae8a1" style:font-size-asian="12pt" style:font-size-complex="12pt"/>
    </style:style>
    <style:style style:name="T1" style:family="text">
      <style:text-properties officeooo:rsid="00196c91"/>
    </style:style>
    <style:style style:name="T2" style:family="text">
      <style:text-properties officeooo:rsid="001ae8a1"/>
    </style:style>
    <style:style style:name="T3" style:family="text">
      <style:text-properties fo:font-size="10pt" officeooo:rsid="001c75e2" style:font-size-asian="10pt" style:font-size-complex="10pt"/>
    </style:style>
    <style:style style:name="T4" style:family="text">
      <style:text-properties fo:font-size="10pt" officeooo:rsid="001ae8a1" style:font-size-asian="10pt" style:font-size-complex="10pt"/>
    </style:style>
    <style:style style:name="T5" style:family="text">
      <style:text-properties fo:font-size="10pt" officeooo:rsid="000e7434" style:font-size-asian="10pt" style:font-size-complex="10pt"/>
    </style:style>
    <style:style style:name="T6" style:family="text">
      <style:text-properties fo:font-size="10pt" officeooo:rsid="001949fc" style:font-size-asian="10pt" style:font-size-complex="10pt"/>
    </style:style>
    <style:style style:name="T7" style:family="text">
      <style:text-properties fo:font-size="10pt" officeooo:rsid="00134b7d" style:font-size-asian="10pt" style:font-size-complex="10pt"/>
    </style:style>
    <style:style style:name="T8" style:family="text">
      <style:text-properties fo:font-size="10pt" officeooo:rsid="0014b092" style:font-size-asian="10pt" style:font-size-complex="10pt"/>
    </style:style>
    <style:style style:name="T9" style:family="text">
      <style:text-properties fo:font-size="10pt" officeooo:rsid="001f1c73" style:font-size-asian="10pt" style:font-size-complex="10pt"/>
    </style:style>
    <style:style style:name="T10" style:family="text">
      <style:text-properties officeooo:rsid="001c75e2"/>
    </style:style>
    <style:style style:name="T11" style:family="text">
      <style:text-properties officeooo:rsid="001f1c73"/>
    </style:style>
    <style:style style:name="T12" style:family="text">
      <style:text-properties officeooo:rsid="00268bf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2">c</text:span>URL</text:p>
      <text:p text:style-name="Standard"/>
      <text:p text:style-name="Standard"><text:span text:style-name="T1">One another example of generating test suites outside of the jUnit runner is cURL</text:span>. <text:span text:style-name="T2">Note, that this manual does not cover default/custom templates. To learn more about it, please refer to the ‘browser.pdf’ file.</text:span></text:p>
      <text:p text:style-name="Standard"/>
      <text:h text:style-name="Heading_20_1" text:outline-level="1">1) Installation</text:h>
      <text:p text:style-name="P1"/>
      <text:p text:style-name="P1">First, the keystore must be disassembled into separate files with the following commands:</text:p>
      <text:p text:style-name="P1">- openssl pkcs12 -in security.p12 -out ca.pem -cacerts -nokeys</text:p>
      <text:p text:style-name="P1">- openssl pkcs12 -in security.p12 -out client.pem -clcerts -nokeys</text:p>
      <text:p text:style-name="P1">- openssl pkcs12 -in security.p12 -out key.pem -nocerts</text:p>
      <text:p text:style-name="P1"/>
      <text:p text:style-name="P10">Note, that all passwords, required during the procedure, are defined as ‘changeit’.</text:p>
      <text:p text:style-name="P1"/>
      <text:h text:style-name="Heading_20_1" text:outline-level="1">2) <text:span text:style-name="T10">Sample requests</text:span></text:h>
      <text:p text:style-name="P2"/>
      <text:p text:style-name="P3">The following commands are the same as in the previous <text:span text:style-name="T11">manual, i.e.</text:span> ‘<text:span text:style-name="T11">browser.pdf’</text:span>. </text:p>
      <text:p text:style-name="P2"/>
      <text:p text:style-name="P11">- Test stream:</text:p>
      <text:p text:style-name="P7"/>
      <text:p text:style-name="P6"><text:span text:style-name="T4">curl -k --cacert ca.pem --key key.pem --cert client.pem:changeit "https://</text:span><text:span text:style-name="T3">develop-</text:span><text:span text:style-name="T4">gen.ecfeed.com/testCaseService?requestType=requestData&amp;request=%7B%22method%22:%22void%20com.example.test.Demo.typeString(String,String,String,String,String,String,String,String,String,String,String)%22,%22model%22:%227482-5194-2849-1943-2448%22,%22userData%22:%22%7B%27dataSource%27:%27genNWise%27,%20%27constraints%27:%27NONE%27%7D%22%7D"</text:span></text:p>
      <text:p text:style-name="P8"/>
      <text:p text:style-name="P4">- Default templates:</text:p>
      <text:p text:style-name="P4"/>
      <text:p text:style-name="P5"><text:span text:style-name="T4">curl -k --cacert ca.pem --key key.pem --cert client.pem:changeit "</text:span><text:span text:style-name="T5">https://develop-gen.ecfeed.com/testCaseService?requestType=requestExport&amp;request=%7B%22method%22:%22void%</text:span><text:span text:style-name="T6">20</text:span><text:span text:style-name="T5">com.example.test.Demo.typeString(String,String,String,String,String,String,String,String,String,String,String)%22,%22model%22:%227482-5194-2849-1943-2448%22,%22template%22:%22</text:span><text:span text:style-name="T7">JSON</text:span><text:span text:style-name="T5">%22,%22userData%22:%22%7B%27dataSource%27:%27genNWise%27,%27constraints%27:%27NONE%27%7D%22%7D</text:span><text:span text:style-name="T4">"</text:span></text:p>
      <text:p text:style-name="P4"/>
      <text:p text:style-name="P4">- Custom templates:</text:p>
      <text:p text:style-name="P4"/>
      <text:p text:style-name="P5"><text:span text:style-name="T4">curl -k --cacert ca.pem --key key.pem --cert client.pem:changeit "</text:span><text:span text:style-name="T5">https://develop-gen.ecfeed.com/testCaseService?requestType=requestExport&amp;request=%7B%22method%22:%22void%</text:span><text:span text:style-name="T6">20</text:span><text:span text:style-name="T5">com.example.test.Demo.typeString(String,String,String,String,String,String,String,String,String,String,String)%22,%22model%22:%227482-5194-2849-1943-2448%22,%22template%22:%22%</text:span><text:span text:style-name="T8">5BHeader%5D%5Cn%</text:span><text:span text:style-name="T9">24</text:span><text:span text:style-name="T8">1.name,%</text:span><text:span text:style-name="T9">24</text:span><text:span text:style-name="T8">2.name%5Cn%5BTestCase%5D%5Cn%</text:span><text:span text:style-name="T9">24</text:span><text:span text:style-name="T8">1.value,%</text:span><text:span text:style-name="T9">24</text:span><text:span text:style-name="T8">2.value%5Cn%5BFooter%5D%5Cn</text:span><text:span text:style-name="T5">%22,%22userData%22:%22%7B%27dataSource%27:%27genNWise%27,%27constraints%27:%27NONE%27%7D%22%7D</text:span><text:span text:style-name="T4">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311in" fo:margin-right="0.486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1:26:56.405492607</meta:creation-date>
    <dc:date>2020-03-13T09:16:07.411383900</dc:date>
    <meta:editing-duration>PT56M38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149" meta:character-count="2148" meta:non-whitespace-character-count="2023"/>
  </office:meta>
</office:document-meta>
</file>